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bb6717"/>
    </style:style>
    <style:style style:name="T104" style:family="text">
      <style:text-properties fo:font-style="italic" officeooo:rsid="00bb6717" style:font-style-asian="italic" style:font-style-complex="italic"/>
    </style:style>
    <style:style style:name="T105" style:family="text">
      <style:text-properties fo:font-style="normal" officeooo:rsid="00bb6717" style:font-style-asian="normal" style:font-style-complex="normal"/>
    </style:style>
    <style:style style:name="T106" style:family="text">
      <style:text-properties officeooo:rsid="00bf5d8d"/>
    </style:style>
    <style:style style:name="T107" style:family="text">
      <style:text-properties officeooo:rsid="00c093e4"/>
    </style:style>
    <style:style style:name="T108" style:family="text">
      <style:text-properties officeooo:rsid="00d06b8d"/>
    </style:style>
    <style:style style:name="T109" style:family="text">
      <style:text-properties officeooo:rsid="00c143cf"/>
    </style:style>
    <style:style style:name="T110" style:family="text">
      <style:text-properties officeooo:rsid="00c2779f"/>
    </style:style>
    <style:style style:name="T111" style:family="text">
      <style:text-properties officeooo:rsid="00c67445"/>
    </style:style>
    <style:style style:name="T112" style:family="text">
      <style:text-properties officeooo:rsid="00c57d78"/>
    </style:style>
    <style:style style:name="T113" style:family="text">
      <style:text-properties officeooo:rsid="00c81efb"/>
    </style:style>
    <style:style style:name="T114" style:family="text">
      <style:text-properties officeooo:rsid="00c986bf"/>
    </style:style>
    <style:style style:name="T115" style:family="text">
      <style:text-properties officeooo:rsid="00cb30cf"/>
    </style:style>
    <style:style style:name="T116" style:family="text">
      <style:text-properties officeooo:rsid="00d1d190"/>
    </style:style>
    <style:style style:name="T117" style:family="text">
      <style:text-properties officeooo:rsid="00d30efe"/>
    </style:style>
    <style:style style:name="T118" style:family="text">
      <style:text-properties officeooo:rsid="00d34aff"/>
    </style:style>
    <style:style style:name="T119" style:family="text">
      <style:text-properties officeooo:rsid="00d37907"/>
    </style:style>
    <style:style style:name="T120" style:family="text">
      <style:text-properties officeooo:rsid="00d46996"/>
    </style:style>
    <style:style style:name="T121" style:family="text">
      <style:text-properties officeooo:rsid="00d63f28"/>
    </style:style>
    <style:style style:name="T122" style:family="text">
      <style:text-properties fo:color="#468a1a" loext:opacity="100%" officeooo:rsid="00d46996"/>
    </style:style>
    <style:style style:name="T123" style:family="text">
      <style:text-properties fo:color="#c9211e" loext:opacity="100%" officeooo:rsid="00d46996"/>
    </style:style>
    <style:style style:name="T124" style:family="text">
      <style:text-properties fo:font-weight="bold" officeooo:rsid="00d46996" style:font-weight-asian="bold" style:font-weight-complex="bold"/>
    </style:style>
    <style:style style:name="T125" style:family="text">
      <style:text-properties fo:font-weight="normal" officeooo:rsid="00d4699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92242023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3540852999926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 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3">Set up a static didDownload flag, which is initialized to false, and set true on any download. <text:s/>During IDOK/IDC_DONE, if the flag is set, then ask if they want to restart: CANCEL will </text:span><text:span text:style-name="T104">not</text:span><text:span text:style-name="T105">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6">Took </text:span><text:span text:style-name="T107">about </text:span><text:span text:style-name="T106">a dozen tries to get everything working, but when done, squash</text:span><text:span text:style-name="T107">ed</text:span><text:span text:style-name="T106"> into one.</text:span></text:p>
      <text:p text:style-name="CommitMessage">[meta] Update action to allow tagging</text:p>
      <text:p text:style-name="CommitMessage"><text:span text:style-name="T106">(</text:span>this is a squash re-commit of experimental commits that eventually were made to work)</text:p>
      <text:p text:style-name="CommitMessage">→ e5abdc7</text:p>
      <text:p text:style-name="TODO"><text:span text:style-name="T108">☑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09">implementing the validation improvements in </text:span><text:a xlink:type="simple" xlink:href="https://github.com/notepad-plus-plus/userDefinedLanguages/issues/303" text:style-name="Internet_20_link" text:visited-style-name="Visited_20_Internet_20_Link"><text:span text:style-name="T109">Issue#303</text:span></text:a><text:span text:style-name="T109">. <text:s/></text:span></text:p>
      <text:p text:style-name="CommitMessage">Starting to work on JSON validator to compare AutoCompletion filename to UDL internal name → 1a62978</text:p>
      <text:p text:style-name="TODO"><text:span text:style-name="T110">☑ </text:span>Finish extracting the UDL’s internal name</text:p>
      <text:p text:style-name="TODO"><text:span text:style-name="T110">☑ </text:span>Use the internal name for comparisons</text:p>
      <text:p text:style-name="TODO"><text:span text:style-name="T111">☑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2">yep, orphan check found it. <text:s/>So it’s just the filenaming. <text:s/>The easiest fix is to not allow any file in UDLs\ or autoCompletion\ or functionList\ that doesn’t end in </text:span><text:span text:style-name="InlineCode"><text:span text:style-name="T112">.xml</text:span></text:span><text:span text:style-name="T112">.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3">Content-Type. <text:s/></text:span><text:span text:style-name="T114">If the URL ends in .xml, or content-type is text/xml or application/xml (just search for ends-with-/xml), The sourceforge /downloads don’t meet either criteria, so I was thinking </text:span><text:span text:style-name="InlineCode"><text:span text:style-name="T114">’.xml’ in url</text:span></text:span><text:span text:style-name="T114">…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5">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6">Let’s work on the exceptions, first. <text:s/></text:span><text:span text:style-name="T117">Search for </text:span><text:span text:style-name="InlineCode"><text:span text:style-name="T117">throw</text:span></text:span><text:span text:style-name="T117">, and replace with </text:span><text:span text:style-name="InlineCode"><text:span text:style-name="T117">MessageBox</text:span></text:span> <text:span text:style-name="T117">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8">a file during the download. <text:s/></text:span><text:span text:style-name="T119">That seems to work. <text:s/>But when doing tests, if I do enough No/yes/no/yes in a row, it freezes. <text:s/>Eventually debug it to be I wasn’t freeing the internet/connection/file handles correctly before doing the early </text:span><text:span text:style-name="InlineCode"><text:span text:style-name="T119">return false</text:span></text:span><text:span text:style-name="T119">.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042502803" text:style-name="Numbering_20_123">
        <text:list-item>
          <text:p text:style-name="P180"><text:span text:style-name="T120">Have the most recent Notepad++ with gup.exe (it’s convenient to do the testing in a portable, to not mess up your installed N++; but it can be done in the installed directory, too), noting </text:span><text:span text:style-name="T121">the bitness.</text:span></text:p>
        </text:list-item>
        <text:list-item>
          <text:p text:style-name="P180"><text:span text:style-name="T120">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0">https://github.com/notepad-plus-plus/notepad-plus-plus/releases/latest</text:span></text:a><text:span text:style-name="T120">, click on the 7-hex-digit commit ID, click on the green </text:span><text:span text:style-name="T122">✓</text:span><text:span text:style-name="T120"> or red </text:span><text:span text:style-name="T123">✗</text:span><text:span text:style-name="T120"> near the top, and click one of the </text:span><text:span text:style-name="T124">details</text:span><text:span text:style-name="T125"> links (doesn’t matter which); click on the 🏠 </text:span><text:span text:style-name="T124">Summary</text:span><text:span text:style-name="T125"> button, and scroll down to the </text:span><text:span text:style-name="T124">Artifacts</text:span><text:span text:style-name="T125">;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3540852999926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04250280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11T13:54:06.463769500</dc:date>
    <meta:editing-duration>P4DT3M34S</meta:editing-duration>
    <meta:editing-cycles>205</meta:editing-cycles>
    <meta:generator>LibreOffice/25.2.1.2$Windows_X86_64 LibreOffice_project/d3abf4aee5fd705e4a92bba33a32f40bc4e56f49</meta:generator>
    <meta:document-statistic meta:table-count="1" meta:image-count="3" meta:object-count="0" meta:page-count="27" meta:paragraph-count="459" meta:word-count="8338" meta:character-count="51311" meta:non-whitespace-character-count="4295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